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164cm" fo:min-width="5.15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2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5cm" fo:min-width="2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25cm" fo:min-width="6cm"/>
      <style:paragraph-properties style:writing-mode="lr-tb"/>
    </style:style>
    <style:style style:name="gr5" style:family="graphic" style:parent-style-name="standard">
      <style:graphic-properties svg:stroke-color="#fffffe" draw:fill-color="#e3e300" draw:textarea-horizontal-align="justify" draw:textarea-vertical-align="middle" draw:auto-grow-height="false" fo:min-height="1.518cm" fo:min-width="3.178cm"/>
      <style:paragraph-properties style:writing-mode="lr-tb"/>
    </style:style>
    <style:style style:name="gr6" style:family="graphic" style:parent-style-name="standard">
      <style:graphic-properties draw:fill-color="#e3e300" draw:textarea-horizontal-align="justify" draw:textarea-vertical-align="middle" draw:auto-grow-height="false" fo:min-height="1.518cm" fo:min-width="3.036cm"/>
      <style:paragraph-properties style:writing-mode="lr-tb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objectwithoutfill">
      <style:graphic-properties draw:marker-end="Arrowheads_20_10" draw:marker-end-width="0.3cm" draw:fill="none" draw:textarea-vertical-align="middle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gr13" style:family="graphic" style:parent-style-name="standard">
      <style:graphic-properties draw:fill-color="#00ff00" draw:textarea-horizontal-align="justify" draw:textarea-vertical-align="middle" draw:auto-grow-height="false" fo:min-height="1.25cm" fo:min-width="4cm"/>
      <style:paragraph-properties style:writing-mode="lr-tb"/>
    </style:style>
    <style:style style:name="gr14" style:family="graphic" style:parent-style-name="objectwithoutfill">
      <style:graphic-properties draw:marker-end="Arrowheads_20_12" draw:marker-end-width="0.3cm" draw:fill="none" draw:textarea-vertical-align="middle"/>
    </style:style>
    <style:style style:name="gr15" style:family="graphic" style:parent-style-name="objectwithoutfill">
      <style:graphic-properties draw:marker-end="Arrowheads_20_13" draw:marker-end-width="0.3cm" draw:fill="none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3e300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ff00"/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use-window-font-color="true" loext:opacity="0%" fo:font-weight="normal" style:font-weight-asian="normal" style:font-weight-complex="normal"/>
    </style:style>
    <style:style style:name="T5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7" draw:id="id7" draw:layer="layout" svg:width="8cm" svg:height="2cm" svg:x="10cm" svg:y="1cm">
          <text:p text:style-name="P1"><text:span text:style-name="T1">Generated</text:span><text:span text:style-name="T2"> </text:span><text:span text:style-name="T1">people</text:span></text:p>
          <text:p text:style-name="P1"><text:span text:style-name="T2">with different infection st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5.5cm" svg:height="3cm" svg:x="3.1cm" svg:y="4.1cm">
          <text:p text:style-name="P1">Test<text:line-break/><text:span text:style-name="T3">Infected</text:span><text:span text:style-name="T3"><text:line-break/></text:span><text:span text:style-name="T3">peop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5.5cm" svg:height="3.4cm" svg:x="19cm" svg:y="4.1cm">
          <text:p text:style-name="P1">Test<text:line-break/><text:span text:style-name="T3">Not Infected</text:span><text:span text:style-name="T3"><text:line-break/></text:span><text:span text:style-name="T3">peop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" draw:id="id8" draw:layer="layout" svg:width="6.5cm" svg:height="3.5cm" svg:x="10.5cm" svg:y="11.1cm">
          <text:p text:style-name="P1">Allowed to enter lecture room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5.2cm" svg:height="2.5cm" svg:x="0.1cm" svg:y="7.1cm">
          <text:p text:style-name="P1">Remove<text:line-break/><text:span text:style-name="T4">True posit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" draw:id="id6" draw:layer="layout" svg:width="5cm" svg:height="2.5cm" svg:x="22.6cm" svg:y="7.1cm">
          <text:p text:style-name="P1">Remove<text:line-break/><text:span text:style-name="T5">False posit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8.6cm" svg:y1="5.6cm" svg:x2="9.25cm" svg:y2="7.5cm" draw:start-shape="id1" draw:start-glue-point="7" draw:end-shape="id2" draw:end-glue-point="0" svg:d="M8600 5600h650v1900" svg:viewBox="0 0 651 1901">
          <text:p/>
        </draw:connector>
        <draw:connector draw:style-name="gr8" draw:text-style-name="P3" draw:layer="layout" svg:x1="19cm" svg:y1="5.8cm" svg:x2="18.25cm" svg:y2="7.5cm" draw:start-shape="id3" draw:start-glue-point="5" draw:end-shape="id4" draw:end-glue-point="0" svg:d="M19000 5800h-750v1700" svg:viewBox="0 0 751 1701">
          <text:p/>
        </draw:connector>
        <draw:connector draw:style-name="gr9" draw:text-style-name="P3" draw:layer="layout" svg:x1="3.1cm" svg:y1="5.6cm" svg:x2="2.7cm" svg:y2="7.1cm" draw:start-shape="id1" draw:start-glue-point="5" draw:end-shape="id5" draw:end-glue-point="4" svg:d="M3100 5600h-400v1500" svg:viewBox="0 0 401 1501">
          <text:p/>
        </draw:connector>
        <draw:connector draw:style-name="gr10" draw:text-style-name="P3" draw:layer="layout" svg:x1="24.5cm" svg:y1="5.8cm" svg:x2="25.1cm" svg:y2="7.1cm" draw:start-shape="id3" draw:start-glue-point="7" draw:end-shape="id6" svg:d="M24500 5800h600v1300" svg:viewBox="0 0 601 1301">
          <text:p/>
        </draw:connector>
        <draw:connector draw:style-name="gr11" draw:text-style-name="P3" draw:layer="layout" svg:x1="10cm" svg:y1="2cm" svg:x2="5.85cm" svg:y2="4.1cm" draw:start-shape="id7" draw:start-glue-point="6" draw:end-shape="id1" draw:end-glue-point="4" svg:d="M10000 2000h-4150v2100" svg:viewBox="0 0 4151 2101">
          <text:p/>
        </draw:connector>
        <draw:connector draw:style-name="gr12" draw:text-style-name="P3" draw:layer="layout" svg:x1="18cm" svg:y1="2cm" svg:x2="21.75cm" svg:y2="4.1cm" draw:start-shape="id7" draw:start-glue-point="10" draw:end-shape="id3" draw:end-glue-point="4" svg:d="M18000 2000h3750v2100" svg:viewBox="0 0 3751 2101">
          <text:p/>
        </draw:connector>
        <draw:custom-shape draw:style-name="gr13" draw:text-style-name="P4" xml:id="id2" draw:id="id2" draw:layer="layout" svg:width="4.5cm" svg:height="1.5cm" svg:x="7cm" svg:y="7.5cm">
          <text:p text:style-name="P1">Keep<text:line-break/><text:span text:style-name="T5">False negativ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4" draw:id="id4" draw:layer="layout" svg:width="4.5cm" svg:height="1.5cm" svg:x="16cm" svg:y="7.5cm">
          <text:p text:style-name="P1">Keep <text:line-break/>True negative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svg:x1="9.25cm" svg:y1="9cm" svg:x2="10.5cm" svg:y2="12.85cm" draw:start-shape="id2" draw:start-glue-point="2" draw:end-shape="id8" draw:end-glue-point="3" svg:d="M9250 9000v3850h1250" svg:viewBox="0 0 1251 3851">
          <text:p/>
        </draw:connector>
        <draw:connector draw:style-name="gr15" draw:text-style-name="P3" draw:layer="layout" svg:x1="18.25cm" svg:y1="9cm" svg:x2="17cm" svg:y2="12.85cm" draw:start-shape="id4" draw:start-glue-point="2" draw:end-shape="id8" draw:end-glue-point="1" svg:d="M18250 9000v3850h-1250" svg:viewBox="0 0 1251 3851">
          <text:p/>
        </draw:connector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3:46:48.966572302</meta:creation-date>
    <dc:date>2022-11-22T19:15:24.332901740</dc:date>
    <meta:editing-duration>PT5H27M21S</meta:editing-duration>
    <meta:editing-cycles>5</meta:editing-cycles>
    <meta:generator>LibreOffice/7.4.2.3$Linux_X86_64 LibreOffice_project/40$Build-3</meta:generator>
    <meta:document-statistic meta:object-count="39"/>
  </office:meta>
</office:document-meta>
</file>